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fbd59"/>
    </style:style>
    <style:style style:name="T2" style:family="text">
      <style:text-properties officeooo:rsid="0012c6b1"/>
    </style:style>
    <style:style style:name="T3" style:family="text">
      <style:text-properties officeooo:rsid="001592bd"/>
    </style:style>
    <style:style style:name="T4" style:family="text">
      <style:text-properties officeooo:rsid="0015c038"/>
    </style:style>
    <style:style style:name="T5" style:family="text">
      <style:text-properties style:font-name="Liberation Mono" fo:font-size="10pt" officeooo:rsid="0015c038" style:font-name-asian="Noto Sans Mono CJK SC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REATE DATABASE IF NOT EXISTS kRobot;</text:p>
      <text:p text:style-name="Preformatted_20_Text"/>
      <text:p text:style-name="Preformatted_20_Text">USE kRobot;</text:p>
      <text:p text:style-name="Preformatted_20_Text"/>
      <text:p text:style-name="Preformatted_20_Text">CREATE TABLE IF NOT EXISTS commander (</text:p>
      <text:p text:style-name="Preformatted_20_Text"><text:s text:c="2"/>Ref INT NOT NULL PRIMARY KEY AUTO_INCREMENT, </text:p>
      <text:p text:style-name="Preformatted_20_Text"><text:s text:c="2"/>ItwoC INT,</text:p>
      <text:p text:style-name="Preformatted_20_Text"><text:s text:c="2"/>Targ INT, </text:p>
      <text:p text:style-name="Preformatted_20_Text"><text:s text:c="2"/>Data INT,</text:p>
      <text:p text:style-name="Preformatted_20_Text"><text:s text:c="2"/>Active BOOL,</text:p>
      <text:p text:style-name="Preformatted_20_Text"><text:s text:c="2"/>IsRead BOOL,</text:p>
      <text:p text:style-name="Preformatted_20_Text"><text:s text:c="2"/>AliveAt <text:span text:style-name="T4">DATETIME</text:span>,</text:p>
      <text:p text:style-name="Preformatted_20_Text"><text:s text:c="2"/>DontAT <text:span text:style-name="T4">DATETIME</text:span></text:p>
      <text:p text:style-name="Preformatted_20_Text"><text:s text:c="2"/>);</text:p>
      <text:p text:style-name="Preformatted_20_Text"/>
      <text:p text:style-name="Preformatted_20_Text">CREATE TABLE IF NOT EXISTS DoneIts ( </text:p>
      <text:p text:style-name="Preformatted_20_Text"><text:s text:c="2"/>Ref INT NOT NULL PRIMARY KEY AUTO_INCREMENT,</text:p>
      <text:p text:style-name="Preformatted_20_Text"><text:s text:c="2"/>ItwoC INT,</text:p>
      <text:p text:style-name="Preformatted_20_Text"><text:s text:c="2"/>Targ INT, </text:p>
      <text:p text:style-name="Preformatted_20_Text"><text:s text:c="2"/>Data INT,</text:p>
      <text:p text:style-name="Preformatted_20_Text"><text:s text:c="2"/>IsRead BOOL,</text:p>
      <text:p text:style-name="Preformatted_20_Text"><text:s text:c="2"/>AliveAt <text:span text:style-name="T5">DATETIME</text:span>,</text:p>
      <text:p text:style-name="Preformatted_20_Text"><text:s text:c="2"/>DoneAt <text:span text:style-name="T4">DATETIME</text:span>,</text:p>
      <text:p text:style-name="Preformatted_20_Text"><text:s text:c="2"/>ArchAt <text:span text:style-name="T4">DATETIME</text:span></text:p>
      <text:p text:style-name="Preformatted_20_Text"><text:s text:c="2"/>);</text:p>
      <text:p text:style-name="Preformatted_20_Text"><text:s text:c="2"/></text:p>
      <text:p text:style-name="Preformatted_20_Text">CREATE TABLE IF NOT EXISTS RealTimeStatus (</text:p>
      <text:p text:style-name="Preformatted_20_Text"><text:s text:c="2"/>Ref INT NOT NULL PRIMARY KEY AUTO_INCREMENT,</text:p>
      <text:p text:style-name="Preformatted_20_Text"><text:s text:c="2"/>FMOT_ANGLE_WHEEL_LHS INT,</text:p>
      <text:p text:style-name="Preformatted_20_Text"><text:s text:c="2"/>FMOT_ANGLE_WHEEL_RHS INT,</text:p>
      <text:p text:style-name="Preformatted_20_Text"><text:s text:c="2"/>FMOT_SPEED_WHEEL_LHS_FWD INT, <text:s/></text:p>
      <text:p text:style-name="Preformatted_20_Text"><text:s text:c="2"/>FMOT_SPEED_WHEEL_RHS_FWD INT,</text:p>
      <text:p text:style-name="Preformatted_20_Text"><text:s text:c="2"/>FMOT_SPEED_WHEEL_LHS_REV INT,</text:p>
      <text:p text:style-name="Preformatted_20_Text"><text:s text:c="2"/>FMOT_SPEED_WHEEL_RHS_REV INT,</text:p>
      <text:p text:style-name="Preformatted_20_Text"><text:s text:c="2"/>FMOT_TRIM_ANGLE_WHEEL_LHS INT,</text:p>
      <text:p text:style-name="Preformatted_20_Text"><text:s text:c="2"/>FMOT_TRIM_ANGLE_WHEEL_<text:span text:style-name="T1">R</text:span>HS INT,</text:p>
      <text:p text:style-name="Preformatted_20_Text"><text:s text:c="2"/>FMOT_WDOG INT,</text:p>
      <text:p text:style-name="Preformatted_20_Text"><text:s text:c="2"/>FMOT_DUMMY IN<text:span text:style-name="T1">T,</text:span></text:p>
      <text:p text:style-name="Preformatted_20_Text"><text:s text:c="2"/></text:p>
      <text:p text:style-name="Preformatted_20_Text"><text:s text:c="2"/>RMOT_ANGLE_WHEEL_LHS INT,</text:p>
      <text:p text:style-name="Preformatted_20_Text"><text:s text:c="2"/>RMOT_ANGLE_WHEEL_RHS INT,</text:p>
      <text:p text:style-name="Preformatted_20_Text"><text:s text:c="2"/>RMOT_SPEED_WHEEL_LHS_FWD INT, <text:s/></text:p>
      <text:p text:style-name="Preformatted_20_Text"><text:s text:c="2"/>RMOT_SPEED_WHEEL_RHS_FWD INT,</text:p>
      <text:p text:style-name="Preformatted_20_Text"><text:s text:c="2"/>RMOT_SPEED_WHEEL_LHS_REV INT,</text:p>
      <text:p text:style-name="Preformatted_20_Text"><text:s text:c="2"/>RMOT_SPEED_WHEEL_RHS_REV INT,</text:p>
      <text:p text:style-name="Preformatted_20_Text"><text:s text:c="2"/>RMOT_TRIM_ANGLE_WHEEL_LHS INT,</text:p>
      <text:p text:style-name="Preformatted_20_Text"><text:s text:c="2"/>RMOT_TRIM_ANGLE_WHEEL_<text:span text:style-name="T1">R</text:span>HS INT,</text:p>
      <text:p text:style-name="Preformatted_20_Text"><text:s text:c="2"/>RMOT_WDOG INT,</text:p>
      <text:p text:style-name="Preformatted_20_Text"><text:s text:c="2"/>RMOT_DUMMY INT,</text:p>
      <text:p text:style-name="Preformatted_20_Text"><text:s text:c="2"/></text:p>
      <text:p text:style-name="Preformatted_20_Text"><text:s text:c="2"/>TRT_MODE INT,</text:p>
      <text:p text:style-name="Preformatted_20_Text"><text:s text:c="2"/>TRT_ANGLE INT,</text:p>
      <text:p text:style-name="Preformatted_20_Text"><text:s text:c="2"/>TRT_ELEVATION INT,</text:p>
      <text:p text:style-name="Preformatted_20_Text"><text:s text:c="2"/>TRT_FIRE INT,</text:p>
      <text:p text:style-name="Preformatted_20_Text"><text:s text:c="2"/>TRT_ANGLE_STATUS INT,</text:p>
      <text:p text:style-name="Preformatted_20_Text"><text:s text:c="2"/>TRT_CAL_STATUS INT,</text:p>
      <text:p text:style-name="Preformatted_20_Text"><text:s text:c="2"/>TRT_SONIC_RANGE INT,</text:p>
      <text:p text:style-name="Preformatted_20_Text"><text:s text:c="2"/>TRT_TRIM_ELEVATION INT,</text:p>
      <text:p text:style-name="Preformatted_20_Text"><text:s text:c="2"/>TRT_WDOG INT,</text:p>
      <text:p text:style-name="Preformatted_20_Text"><text:s text:c="2"/>TRT_DUMMY IN<text:span text:style-name="T1">T,</text:span></text:p>
      <text:p text:style-name="Preformatted_20_Text"><text:s text:c="2"/></text:p>
      <text:p text:style-name="Preformatted_20_Text"><text:s text:c="2"/>SNS_COMMAND INT,</text:p>
      <text:p text:style-name="Preformatted_20_Text"><text:s text:c="2"/>SNS_DATA_TEXT INT, <text:s/></text:p>
      <text:p text:style-name="Preformatted_20_Text"><text:s text:c="2"/>SNS_GEN_STATUS INT,</text:p>
      <text:p text:style-name="Preformatted_20_Text"><text:soft-page-break/><text:s text:c="2"/>SNS_MSG_ODOMETER_MSB INT, </text:p>
      <text:p text:style-name="Preformatted_20_Text"><text:s text:c="2"/>SNS_MSG_ODOMETER_LSB INT, </text:p>
      <text:p text:style-name="Preformatted_20_Text"><text:s text:c="2"/>SNS_GPS_LONG_MSB INT, </text:p>
      <text:p text:style-name="Preformatted_20_Text"><text:s text:c="2"/>SNS_GPS_LONG_LSB INT,</text:p>
      <text:p text:style-name="Preformatted_20_Text"><text:s text:c="2"/>SNS_GPS_LAT_MSB INT, </text:p>
      <text:p text:style-name="Preformatted_20_Text"><text:s text:c="2"/>SNS_GPS_LAT_LSB INT,</text:p>
      <text:p text:style-name="Preformatted_20_Text"><text:s text:c="2"/>SNS_GPS_ALTITUDE INT,</text:p>
      <text:p text:style-name="Preformatted_20_Text"><text:s text:c="2"/>SNS_GPS_TRACK INT,</text:p>
      <text:p text:style-name="Preformatted_20_Text"><text:s text:c="2"/>SNS_GPS_SATELLITES INT, </text:p>
      <text:p text:style-name="Preformatted_20_Text"><text:s text:c="2"/>SNS_GPS_SPEED INT,</text:p>
      <text:p text:style-name="Preformatted_20_Text"><text:s text:c="2"/>SNS_GPS_YEAR INT,</text:p>
      <text:p text:style-name="Preformatted_20_Text"><text:s text:c="2"/>SNS_GPS_MONTH INT,</text:p>
      <text:p text:style-name="Preformatted_20_Text"><text:s text:c="2"/>SNS_GPS_DAY INT, </text:p>
      <text:p text:style-name="Preformatted_20_Text"><text:s text:c="2"/>SNS_GPS_HOUR INT, </text:p>
      <text:p text:style-name="Preformatted_20_Text"><text:s text:c="2"/>SNS_GPS_MIN INT, </text:p>
      <text:p text:style-name="Preformatted_20_Text"><text:s text:c="2"/>SNS_GPS_SECONDS INT, </text:p>
      <text:p text:style-name="Preformatted_20_Text"><text:s text:c="2"/>SNS_COMPASS_DIR INT,</text:p>
      <text:p text:style-name="Preformatted_20_Text"><text:s text:c="2"/>SNS_COMPASS_PITCH INT,</text:p>
      <text:p text:style-name="Preformatted_20_Text"><text:s text:c="2"/>SNS_COMPASS_ROLL INT,</text:p>
      <text:p text:style-name="Preformatted_20_Text"><text:s text:c="2"/>SNS_COMPASS_TEMP INT,</text:p>
      <text:p text:style-name="Preformatted_20_Text"><text:s text:c="2"/>SNS_COMPASS_CALIBRATION INT,</text:p>
      <text:p text:style-name="Preformatted_20_Text"><text:s text:c="2"/>SNS_11V_LIPO_BUS IN<text:span text:style-name="T2">T,</text:span></text:p>
      <text:p text:style-name="Preformatted_20_Text"><text:s text:c="2"/>SNS_5V_BUS INT,</text:p>
      <text:p text:style-name="Preformatted_20_Text"><text:s text:c="2"/>SNS_6V_BUS_1 INT,</text:p>
      <text:p text:style-name="Preformatted_20_Text"><text:s text:c="2"/>SNS_6V_BUS_2 INT,</text:p>
      <text:p text:style-name="Preformatted_20_Text"><text:s text:c="2"/>SNS_IR_FRONT_DISTANCE INT,</text:p>
      <text:p text:style-name="Preformatted_20_Text"><text:s text:c="2"/>SNS_IR_REAR_DISTANCE INT, </text:p>
      <text:p text:style-name="Preformatted_20_Text"><text:s text:c="2"/>SNS_WDOG INT, </text:p>
      <text:p text:style-name="Preformatted_20_Text"><text:s text:c="2"/>SNS_DUMMY INT);</text:p>
      <text:p text:style-name="Preformatted_20_Text"/>
      <text:p text:style-name="Preformatted_20_Text"/>
      <text:p text:style-name="Preformatted_20_Text">INSERT INTO RealTimeStatus </text:p>
      <text:p text:style-name="Preformatted_20_Text">VALUES(0, 0, 0, 0, 0, 0, 0, 0, 0, 0,</text:p>
      <text:p text:style-name="Preformatted_20_Text"><text:s text:c="7"/>0, 0, 0, 0, 0, 0, 0, 0, 0, 0,</text:p>
      <text:p text:style-name="Preformatted_20_Text"><text:s text:c="7"/>0, 0, 0, 0, 0, 0, 0, 0, 0, 0,</text:p>
      <text:p text:style-name="Preformatted_20_Text"><text:s text:c="7"/>0, 0, 0, 0, 0, 0, 0, 0, 0, 0,</text:p>
      <text:p text:style-name="Preformatted_20_Text"><text:s text:c="7"/>0, 0, 0, 0, 0, 0, 0, 0, 0, 0,</text:p>
      <text:p text:style-name="Preformatted_20_Text"><text:s text:c="7"/>0, 0, 0, 0, 0, 0, 0, 0, 0, 0,</text:p>
      <text:p text:style-name="P1"><text:s text:c="7"/>0, 0, <text:span text:style-name="T3">0</text:span>);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21:19:29.763470059</meta:creation-date>
    <dc:date>2022-08-21T12:16:11.543666788</dc:date>
    <meta:editing-duration>PT23M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98" meta:word-count="270" meta:character-count="2232" meta:non-whitespace-character-count="1821"/>
  </office:meta>
</office:document-meta>
</file>